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803cm" fo:margin-left="0.187cm" fo:margin-right="8.71cm" table:align="margins" style:shadow="none"/>
    </style:style>
    <style:style style:name="Tabla1.A" style:family="table-column">
      <style:table-column-properties style:column-width="2.505cm" style:rel-column-width="1420*"/>
    </style:style>
    <style:style style:name="Tabla1.B" style:family="table-column">
      <style:table-column-properties style:column-width="2.187cm" style:rel-column-width="1240*"/>
    </style:style>
    <style:style style:name="Tabla1.C" style:family="table-column">
      <style:table-column-properties style:column-width="2.117cm" style:rel-column-width="1200*"/>
    </style:style>
    <style:style style:name="Tabla1.D" style:family="table-column">
      <style:table-column-properties style:column-width="1.887cm" style:rel-column-width="1070*"/>
    </style:style>
    <style:style style:name="Tabla1.E" style:family="table-column">
      <style:table-column-properties style:column-width="1.905cm" style:rel-column-width="1080*"/>
    </style:style>
    <style:style style:name="Tabla1.F" style:family="table-column">
      <style:table-column-properties style:column-width="1.094cm" style:rel-column-width="620*"/>
    </style:style>
    <style:style style:name="Tabla1.G" style:family="table-column">
      <style:table-column-properties style:column-width="2.311cm" style:rel-column-width="1310*"/>
    </style:style>
    <style:style style:name="Tabla1.H" style:family="table-column">
      <style:table-column-properties style:column-width="2.798cm" style:rel-column-width="1586*"/>
    </style:style>
    <style:style style:name="Tabla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9fc31" officeooo:paragraph-rsid="0019fc31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none" draw:fill-color="#6666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loext:graphic-properties draw:fill="none" draw:fill-color="#ffffff" draw:opacity="25%"/>
      <style:paragraph-properties fo:text-align="center"/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loext:graphic-properties draw:fill-color="#3333ff"/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eeeeee"/>
      <style:paragraph-properties fo:text-align="center"/>
      <style:text-properties style:font-name="Amiri Quran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6666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loext:graphic-properties draw:fill-color="#ffcc00"/>
      <style:paragraph-properties fo:text-align="center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eeeeee"/>
      <style:paragraph-properties fo:text-align="center"/>
      <style:text-properties style:font-name="Amiri Qur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-color="#eeeeee"/>
      <style:paragraph-properties fo:text-align="center"/>
      <style:text-properties style:font-name="Amiri Quran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miri Quran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miri Qur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style:font-name="Amiri Quran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gr1" style:family="graphic">
      <style:graphic-properties draw:stroke="solid" svg:stroke-width="0.101cm" svg:stroke-color="#3333ff" draw:marker-start-width="0.503cm" draw:marker-end-width="0.503cm" draw:fill="none" draw:fill-color="#6666ff" draw:textarea-vertical-align="middle" fo:min-height="0.6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color="#000000" draw:fill="none" draw:fill-color="#ffffff" draw:opacity="25%" fo:min-height="0.617cm" draw:shadow-opacity="25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3333ff" draw:marker-start-width="0.503cm" draw:marker-end-width="0.503cm" draw:fill-color="#3333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eeeee" draw:textarea-horizontal-align="justify" draw:textarea-vertical-align="middle" draw:auto-grow-height="false" fo:min-height="0.557cm" fo:min-width="1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006600" draw:marker-start-width="0.503cm" draw:marker-end-width="0.503cm" draw:fill="none" draw:fill-color="#6666ff" draw:textarea-vertical-align="middle" fo:min-height="0.69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66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58cm" fo:min-width="0.2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Fine_20_Dott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59cm" fo:min-width="0.2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61cm" fo:min-width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Fin_20_de_20_línea_20_2" draw:marker-end="Fin_20_de_20_línea_20_1"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Fin_20_de_20_línea_20_2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5cm" svg:stroke-color="#0066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eeeeee" draw:textarea-horizontal-align="justify" draw:textarea-vertical-align="middle" draw:auto-grow-height="false" fo:min-height="0.542cm" fo:min-width="6.6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eeeeee" draw:textarea-horizontal-align="justify" draw:textarea-vertical-align="middle" draw:auto-grow-height="false" fo:min-height="0.351cm" fo:min-width="1.9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">TLE_0</text:p>
          </table:table-cell>
          <table:table-cell table:style-name="Tabla1.A1" office:value-type="string">
            <text:p text:style-name="P1">TLE_1</text:p>
          </table:table-cell>
          <table:table-cell table:style-name="Tabla1.A1" office:value-type="string">
            <text:p text:style-name="P1">TLE_2</text:p>
          </table:table-cell>
          <table:table-cell table:style-name="Tabla1.A1" office:value-type="string">
            <text:p text:style-name="P1">TLE_3</text:p>
          </table:table-cell>
          <table:table-cell table:style-name="Tabla1.A1" office:value-type="string">
            <text:p text:style-name="P1">TLE_4</text:p>
          </table:table-cell>
          <table:table-cell table:style-name="Tabla1.A1" office:value-type="string">
            <text:p text:style-name="P1">...</text:p>
          </table:table-cell>
          <table:table-cell table:style-name="Tabla1.A1" office:value-type="string">
            <text:p text:style-name="P1">TLE_14</text:p>
          </table:table-cell>
          <table:table-cell table:style-name="Tabla1.A1" office:value-type="string">
            <text:p text:style-name="P1">TLE_15</text:p>
          </table:table-cell>
        </table:table-row>
      </table:table>
      <text:p text:style-name="Standard"><draw:frame text:anchor-type="paragraph" draw:z-index="1" draw:name="Forma2" draw:style-name="gr2" draw:text-style-name="P5" svg:width="2.029cm" svg:height="0.81cm" svg:x="14.931cm" svg:y="0.145cm"><draw:text-box><text:p text:style-name="P4"><text:span text:style-name="T2">época TLE_15</text:span></text:p></draw:text-box></draw:frame><draw:path text:anchor-type="paragraph" draw:z-index="2" draw:name="Forma3" draw:style-name="gr3" draw:text-style-name="P6" svg:width="1.987cm" svg:height="1.873cm" draw:transform="skewX (0.530056493830678) rotate (-0.509985207432744) translate (17.0238506721389cm 0.373944444444446cm)" svg:viewBox="0 0 1988 1874" svg:d="M0 0c2783 3 1831 1874 1831 1874l16-41"><text:p/></draw:path><draw:line text:anchor-type="paragraph" draw:z-index="8" draw:name="Forma7" draw:style-name="gr8" draw:text-style-name="P11" svg:x1="13.009cm" svg:y1="4.22cm" svg:x2="13.009cm" svg:y2="0.302cm"><text:p/></draw:line><draw:line text:anchor-type="paragraph" draw:z-index="10" draw:name="Forma7" draw:style-name="gr8" draw:text-style-name="P11" svg:x1="7.964cm" svg:y1="5.066cm" svg:x2="7.946cm" svg:y2="0.092cm"><text:p/></draw:line><draw:line text:anchor-type="paragraph" draw:z-index="11" draw:name="Forma7" draw:style-name="gr8" draw:text-style-name="P11" svg:x1="6.077cm" svg:y1="5.93cm" svg:x2="6.059cm" svg:y2="0.356cm"><text:p/></draw:line><draw:line text:anchor-type="paragraph" draw:z-index="7" draw:name="Forma7" draw:style-name="gr8" draw:text-style-name="P11" svg:x1="1.226cm" svg:y1="6.812cm" svg:x2="1.297cm" svg:y2="0.233cm"><text:p/></draw:line><draw:line text:anchor-type="paragraph" draw:z-index="12" draw:name="Forma7" draw:style-name="gr8" draw:text-style-name="P11" svg:x1="3.766cm" svg:y1="6.018cm" svg:x2="3.766cm" svg:y2="0.074cm"><text:p/></draw:line><draw:line text:anchor-type="paragraph" draw:z-index="9" draw:name="Forma7" draw:style-name="gr8" draw:text-style-name="P11" svg:x1="9.833cm" svg:y1="4.872cm" svg:x2="9.798cm" svg:y2="0.233cm"><text:p/></draw:line></text:p>
      <text:p text:style-name="Standard"><draw:path text:anchor-type="paragraph" draw:z-index="5" draw:name="Forma5" draw:style-name="gr6" draw:text-style-name="P11" svg:width="2.405cm" svg:height="1.737cm" draw:transform="skewX (-0.196349540849362) rotate (-2.16857159560295) translate (16.5146744112521cm 0.96758985399494cm)" svg:viewBox="0 0 2406 1738" svg:d="M0 1738c2454 5 2406-1738 2406-1738"><text:p/></draw:path><draw:custom-shape text:anchor-type="paragraph" draw:z-index="3" draw:name="Forma4" draw:style-name="gr4" draw:text-style-name="P8" svg:width="1.077cm" svg:height="0.618cm" svg:x="17.401cm" svg:y="0.099cm"><text:p text:style-name="P7"><text:span text:style-name="T3">SGP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6" draw:name="Forma4" draw:style-name="gr15" draw:text-style-name="P17" svg:width="2.013cm" svg:height="0.387cm" svg:x="13.554cm" svg:y="0.249cm"><text:p text:style-name="P16"><text:span text:style-name="T6">Interpola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frame text:anchor-type="paragraph" draw:z-index="4" draw:name="Forma1" draw:style-name="gr5" draw:text-style-name="P10" svg:width="1.959cm" svg:height="0.795cm" svg:x="15.161cm" svg:y="1.612cm"><draw:text-box><text:p text:style-name="P9"><text:span text:style-name="T4">SV CODS</text:span></text:p></draw:text-box></draw:frame><draw:custom-shape text:anchor-type="paragraph" draw:z-index="6" draw:name="Forma6" draw:style-name="gr7" draw:text-style-name="P12" svg:width="0.563cm" svg:height="0.516cm" svg:x="12.73cm" svg:y="2.933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name="Forma6" draw:style-name="gr9" draw:text-style-name="P12" svg:width="0.567cm" svg:height="0.518cm" svg:x="9.555cm" svg:y="3.538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Forma6" draw:style-name="gr10" draw:text-style-name="P12" svg:width="0.571cm" svg:height="0.519cm" svg:x="7.685cm" svg:y="4.12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Forma6" draw:style-name="gr9" draw:text-style-name="P12" svg:width="0.567cm" svg:height="0.518cm" svg:x="5.816cm" svg:y="4.685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Forma6" draw:style-name="gr9" draw:text-style-name="P12" svg:width="0.567cm" svg:height="0.518cm" svg:x="3.487cm" svg:y="5.17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Forma6" draw:style-name="gr9" draw:text-style-name="P12" svg:width="0.567cm" svg:height="0.518cm" svg:x="0.947cm" svg:y="5.849cm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name="Forma8" draw:style-name="gr11" draw:text-style-name="P13" svg:x1="13.293cm" svg:y1="3.164cm" svg:x2="16.431cm" svg:y2="3.182cm"><text:p/></draw:line><draw:line text:anchor-type="paragraph" draw:z-index="19" draw:name="Forma9" draw:style-name="gr12" draw:text-style-name="P11" svg:x1="10.121cm" svg:y1="3.782cm" svg:x2="16.448cm" svg:y2="3.782cm"><text:p/></draw:line><draw:line text:anchor-type="paragraph" draw:z-index="20" draw:name="Forma10" draw:style-name="gr12" draw:text-style-name="P11" svg:x1="8.251cm" svg:y1="4.329cm" svg:x2="16.465cm" svg:y2="4.311cm"><text:p/></draw:line><draw:line text:anchor-type="paragraph" draw:z-index="21" draw:name="Forma11" draw:style-name="gr12" draw:text-style-name="P11" svg:x1="6.382cm" svg:y1="4.963cm" svg:x2="16.501cm" svg:y2="4.928cm"><text:p/></draw:line><draw:line text:anchor-type="paragraph" draw:z-index="22" draw:name="Forma12" draw:style-name="gr12" draw:text-style-name="P11" svg:x1="4.053cm" svg:y1="5.493cm" svg:x2="16.501cm" svg:y2="5.493cm"><text:p/></draw:line><draw:line text:anchor-type="paragraph" draw:z-index="23" draw:name="Forma13" draw:style-name="gr12" draw:text-style-name="P11" svg:x1="1.513cm" svg:y1="6.075cm" svg:x2="16.518cm" svg:y2="6.075cm"><text:p/></draw:line><draw:line text:anchor-type="paragraph" draw:z-index="24" draw:name="Forma14" draw:style-name="gr13" draw:text-style-name="P11" svg:x1="16.431cm" svg:y1="2.406cm" svg:x2="16.431cm" svg:y2="6.181cm"><text:p/></draw:line><draw:custom-shape text:anchor-type="paragraph" draw:z-index="25" draw:name="Forma4" draw:style-name="gr14" draw:text-style-name="P15" svg:width="6.705cm" svg:height="0.599cm" svg:x="4.822cm" svg:y="6.306cm"><text:p text:style-name="P14"><text:span text:style-name="T5">SGP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0" draw:name="Forma1" draw:style-name="gr1" draw:text-style-name="P3" svg:width="1.024cm" svg:height="0.752cm" svg:x="15.637cm" svg:y="0.522cm"><draw:text-box><text:p text:style-name="P2"><text:span text:style-name="T1">SV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836 110" svg:d="M0 0h278 278 280v36 36 38h-278-278-280v-36-3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31:02.335599101</meta:creation-date>
    <dc:date>2017-03-17T15:33:52.903756602</dc:date>
    <meta:editing-duration>PT42M9S</meta:editing-duration>
    <meta:editing-cycles>17</meta:editing-cycles>
    <meta:generator>LibreOffice/5.1.1.2$Linux_X86_64 LibreOffice_project/10m0$Build-2</meta:generator>
    <meta:document-statistic meta:table-count="1" meta:image-count="0" meta:object-count="0" meta:page-count="1" meta:paragraph-count="8" meta:word-count="8" meta:character-count="40" meta:non-whitespace-character-count="40"/>
  </office:meta>
</office:document-meta>
</file>